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edee" officeooo:paragraph-rsid="000fedee"/>
    </style:style>
    <style:style style:name="P2" style:family="paragraph" style:parent-style-name="Standard">
      <style:text-properties officeooo:rsid="0011802b" officeooo:paragraph-rsid="001180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fgabe 1.2</text:p>
      <text:p text:style-name="P1">a)</text:p>
      <text:p text:style-name="P1">1. Ich habe ihr Ente (einen Wasservogel) zubereitet.</text:p>
      <text:p text:style-name="P1">2. Ich habe ihre Ente (ihren Wasservogel) zubereitet.</text:p>
      <text:p text:style-name="P1">3. Ich habe ihre Ente (ihr Entenkunstwerk) erschaffen.</text:p>
      <text:p text:style-name="P1">4. Ich habe sie dazu gebracht, sich zu ducken.</text:p>
      <text:p text:style-name="P1">5. Ich habe sie in eine Ente verwandelt.</text:p>
      <text:p text:style-name="P1">b)</text:p>
      <text:p text:style-name="P1">Mein Zug ist weg.</text:p>
      <text:p text:style-name="P1"/>
      <text:p text:style-name="P1">Bedeutungen:</text:p>
      <text:p text:style-name="P1"/>
      <text:p text:style-name="P1">1. Der Zug am Bahnhof ist abgefahren.</text:p>
      <text:p text:style-name="P1">2. Der Spielzeugzug fehlt.</text:p>
      <text:p text:style-name="P1">3. Mein Spielzug ,beim Schach z.B., ist vorbei.</text:p>
      <text:p text:style-name="P1">4. Mein Trinkvermögen lässt nach.</text:p>
      <text:p text:style-name="P1">5. Meine Zugkraft schwindet.</text:p>
      <text:p text:style-name="P1"/>
      <text:p text:style-name="P1"/>
      <text:p text:style-name="P1">Aufgabe 1.3</text:p>
      <text:p text:style-name="P1"/>
      <text:p text:style-name="P1">Der Fahrstuhl war defekt am 03.11.14, daher nun Vermutungen:</text:p>
      <text:p text:style-name="P1">Gelungener Dialog:</text:p>
      <text:p text:style-name="P1">I:“Hallo Fahrstuhl!“</text:p>
      <text:p text:style-name="P1">F:“Hallo“</text:p>
      <text:p text:style-name="P1">I:“Fahr in das Erdgeschoss“</text:p>
      <text:p text:style-name="P1">F fährt ins Erdgeschoss</text:p>
      <text:p text:style-name="P1">Misslungener Dialog:<text:line-break/>I:“Hallo Fahrstuhl!“</text:p>
      <text:p text:style-name="P1">F:“Hallo“</text:p>
      <text:p text:style-name="P1">I:“Fahr in den dritten Stock, nachdem du zuvor im ersten Stock warst. Warte anschließend im <text:s text:c="3"/><text:tab/>Erdgeschoss auf mich“</text:p>
      <text:p text:style-name="P1">F versteht nichts.</text:p>
      <text:p text:style-name="P1"/>
      <text:p text:style-name="P2">b)</text:p>
      <text:p text:style-name="P2">Der Fahrstuhl versteht lediglich einfache Anweisungen wie „Fahr in den x-ten Stock.“ Er stellt ein einfaches Dialogsystem dar. Er verfügt nur über Wortinformationen rund ums Aufzugfahren.</text:p>
      <text:p text:style-name="P2"/>
      <text:p text:style-name="P2">c)</text:p>
      <text:p text:style-name="P2">Lässt sich nicht beantworten, ohne tatsächlich ein Gespräch mit dem Aufzug geführt zu haben. Wir können diesen Aufgabenteil, falls erwünscht, nachreichen. Bitte informieren sie uns hierzu über die Funktionszeiten des Aufzugs.</text:p>
      <text:p text:style-name="P2"/>
      <text:p text:style-name="P2">Aufgabe 1.5:<text:line-break/></text:p>
      <text:p text:style-name="P2">Eingabe: wc -w /home/someuser/Schreibtisch/Beispieltext.txt </text:p>
      <text:p text:style-name="P2">Ausgabe: 32 /home/someuser/Schreibtisch/Beispieltext.txt</text:p>
      <text:p text:style-name="P2"/>
      <text:p text:style-name="P2">Eingabe: less /home/someuser/Schreibtisch/Beispieltext.txt </text:p>
      <text:p text:style-name="P2">Hierbei konnten 30 Wörter gezählt werden.</text:p>
      <text:p text:style-name="P2">Der Unterschied beträgt 2 Wörter und lässt sich vermutlich auf die beiden Bindestriche zurückführen. Diese kommen durch Leerzeichen von anderen Zeichen getrennt im Text vor und <text:soft-page-break/>werden daher von wc, welches vermutlich Leerzeichen als Trennzeichen verwendet, als eigenes Wort erkan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3T17:55:39.182969836</meta:creation-date>
    <dc:date>2014-11-03T18:21:43.890948001</dc:date>
    <meta:editing-duration>PT10M</meta:editing-duration>
    <meta:editing-cycles>1</meta:editing-cycles>
    <meta:document-statistic meta:table-count="0" meta:image-count="0" meta:object-count="0" meta:page-count="2" meta:paragraph-count="36" meta:word-count="245" meta:character-count="1742" meta:non-whitespace-character-count="1524"/>
    <meta:generator>LibreOffice/4.2.6.3$Linux_X86_64 LibreOffice_project/420m0$Build-3</meta:generator>
  </office:meta>
</office:document-meta>
</file>